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8.255cm">
          <text:p text:style-name="P3"/>
        </draw:line>
        <draw:frame draw:style-name="gr3" draw:text-style-name="P4" draw:layer="layout" svg:width="5.08cm" svg:height="2.147cm" svg:x="0.635cm" svg:y="5.715cm">
          <draw:text-box>
            <text:p text:style-name="P3"><text:span text:style-name="T1">init</text:span></text:p>
            <text:p text:style-name="P3"><text:span text:style-name="T1">makeArray</text:span></text:p>
            <text:p text:style-name="P3"><text:span text:style-name="T1">push</text:span></text:p>
            <text:p text:style-name="P3"><text:span text:style-name="T1">queue</text:span></text:p>
          </draw:text-box>
        </draw:frame>
        <draw:line draw:style-name="gr2" draw:text-style-name="P2" draw:layer="layout" svg:x1="10.795cm" svg:y1="8.255cm" svg:x2="0.635cm" svg:y2="8.255cm">
          <text:p text:style-name="P3"/>
        </draw:line>
        <draw:custom-shape draw:style-name="gr1" draw:text-style-name="P1" draw:layer="layout" svg:width="10.16cm" svg:height="0.635cm" svg:x="0.635cm" svg:y="1.905cm">
          <text:p text:style-name="P1">Queu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0.725cm" svg:x="0.635cm" svg:y="4.516cm">
          <draw:text-box>
            <text:p text:style-name="P3"><text:span text:style-name="T1">of</text:span></text:p>
          </draw:text-box>
        </draw:frame>
        <draw:line draw:style-name="gr2" draw:text-style-name="P2" draw:layer="layout" svg:x1="0.635cm" svg:y1="5.08cm" svg:x2="5.715cm" svg:y2="5.08cm">
          <text:p text:style-name="P3"/>
        </draw:line>
        <draw:frame draw:style-name="gr3" draw:text-style-name="P4" draw:layer="layout" svg:width="5.08cm" svg:height="2.147cm" svg:x="5.715cm" svg:y="5.715cm">
          <draw:text-box>
            <text:p text:style-name="P3"><text:span text:style-name="T1">resize</text:span></text:p>
            <text:p text:style-name="P3"><text:span text:style-name="T1">size</text:span></text:p>
            <text:p text:style-name="P3"><text:span text:style-name="T1">string</text:span></text:p>
            <text:p text:style-name="P3"><text:span text:style-name="T1">supplies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8.255cm" svg:x2="5.715cm" svg:y2="5.715cm">
          <text:p text:style-name="P3"/>
        </draw:line>
        <draw:custom-shape draw:style-name="gr6" draw:text-style-name="P2" draw:layer="layout" svg:width="10.16cm" svg:height="0.635cm" svg:x="0.635cm" svg:y="3.175cm">
          <text:p text:style-name="P1">CircularQueu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8T10:51:51</dc:date>
    <dc:language>en-US</dc:language>
    <meta:editing-cycles>14</meta:editing-cycles>
    <meta:editing-duration>PT1H36M18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